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6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7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7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8.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9.484cm" style:use-optimal-column-width="false"/>
    </style:style>
    <style:style style:name="co2" style:family="table-column">
      <style:table-column-properties style:column-width="8.797cm" style:use-optimal-column-width="false"/>
    </style:style>
    <style:style style:name="co3" style:family="table-column">
      <style:table-column-properties style:column-width="7.718cm" style:use-optimal-column-width="false"/>
    </style:style>
    <style:style style:name="ro1" style:family="table-row">
      <style:table-row-properties style:row-height="1.005cm" style:use-optimal-row-height="false"/>
    </style:style>
    <style:style style:name="ro2" style:family="table-row">
      <style:table-row-properties style:row-height="1.15cm" style:use-optimal-row-height="false"/>
    </style:style>
    <style:style style:name="ro3" style:family="table-row">
      <style:table-row-properties style:row-height="0.997cm" style:use-optimal-row-height="false"/>
    </style:style>
    <style:style style:name="ro4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cm" svg:height="2.4cm" svg:x="2.4cm" svg:y="1.8cm">
          <text:p text:style-name="P1">GateH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4cm" svg:x="11.6cm" svg:y="1.8cm">
          <text:p text:style-name="P1">GateCrystalHit</text:p>
          <text:p text:style-name="P1">GatePul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cm" svg:y1="3cm" svg:x2="8.8cm" svg:y2="3cm">
          <text:p/>
        </draw:line>
        <draw:custom-shape draw:style-name="gr3" draw:text-style-name="P1" draw:layer="layout" svg:width="7cm" svg:height="2.4cm" svg:x="2.6cm" svg:y="5.6cm">
          <text:p text:style-name="P1">GateHitsCollection :</text:p>
          <text:p text:style-name="P1">GateTHitsColle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3.4cm" svg:x="11.4cm" svg:y="5.2cm">
          <text:p text:style-name="P1">GateCrystalHitsCollection </text:p>
          <text:p text:style-name="P1">(from G4THitsCollection)<text:line-break/></text:p>
          <text:p text:style-name="P1">GatePulseLi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399cm" svg:y1="7.2cm" svg:x2="9.2cm" svg:y2="7cm">
          <text:p/>
        </draw:line>
        <draw:custom-shape draw:style-name="gr5" draw:text-style-name="P1" draw:layer="layout" svg:width="7.6cm" svg:height="2.4cm" svg:x="1.2cm" svg:y="9.2cm">
          <text:p text:style-name="P1">GateVHitsProcessor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2.4cm" svg:x="11.6cm" svg:y="9.4cm">
          <text:p text:style-name="P1">HitConvertor</text:p>
          <text:p text:style-name="P1">VpulseProcessor (&lt;-Adder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cm" svg:y1="10.8cm" svg:x2="8.8cm" svg:y2="10.6cm">
          <text:p/>
        </draw:line>
        <draw:custom-shape draw:style-name="gr7" draw:text-style-name="P1" draw:layer="layout" svg:width="8.8cm" svg:height="2.4cm" svg:x="1.2cm" svg:y="12.6cm">
          <text:p text:style-name="P1">GateHitsProcessorCha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2.4cm" svg:x="11.4cm" svg:y="12.8cm">
          <text:p text:style-name="P1">ProcessorPulseChai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cm" svg:y1="14.4cm" svg:x2="10cm" svg:y2="13.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5.998cm" svg:height="9.822cm" svg:x="1cm" svg:y="2.011cm">
          <table:table table:template-name="bl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2">
                <text:p text:style-name="P4">GateHit</text:p>
              </table:table-cell>
              <table:table-cell>
                <text:p text:style-name="P5"><text:span text:style-name="T1">GateCrystalHit</text:span></text:p>
              </table:table-cell>
              <table:table-cell/>
            </table:table-row>
            <table:table-row table:style-name="ro2" table:default-cell-style-name="ce1">
              <table:covered-table-cell/>
              <table:table-cell>
                <text:p text:style-name="P4">GatePulse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GateTHitsCollection</text:p>
              </table:table-cell>
              <table:table-cell>
                <text:p text:style-name="P5"><text:span text:style-name="T1">G4THitsCollection</text:span></text:p>
              </table:table-cell>
              <table:table-cell/>
            </table:table-row>
            <table:table-row table:style-name="ro3" table:default-cell-style-name="ce1">
              <table:covered-table-cell/>
              <table:table-cell>
                <text:p text:style-name="P4">PulseList (:vector)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GateVHitsProcessor</text:p>
              </table:table-cell>
              <table:table-cell>
                <text:p text:style-name="P5"><text:span text:style-name="T1">GateVPulseProcessor</text:span></text:p>
              </table:table-cell>
              <table:table-cell>
                <text:p text:style-name="P5">→ PulseAdder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4">HitCovertor</text:p>
              </table:table-cell>
              <table:table-cell/>
            </table:table-row>
            <table:table-row table:style-name="ro3" table:default-cell-style-name="ce1">
              <table:table-cell>
                <text:p text:style-name="P4">GateHitsProcessorMessenger</text:p>
              </table:table-cell>
              <table:table-cell/>
              <table:table-cell>
                <text:p text:style-name="P4">→ PulseAdderMessenger</text:p>
              </table:table-cell>
            </table:table-row>
            <table:table-row table:style-name="ro4" table:default-cell-style-name="ce1">
              <table:table-cell>
                <text:p text:style-name="P4">GateHitsProcessorChain</text:p>
              </table:table-cell>
              <table:table-cell>
                <text:p text:style-name="P4">GatePulseProcessorChain</text:p>
              </table:table-cell>
              <table:table-cell/>
            </table:table-row>
            <table:table-row table:style-name="ro4" table:default-cell-style-name="ce1">
              <table:table-cell>
                <text:p text:style-name="P4">GateHitsProcessorChain</text:p>
                <text:p text:style-name="P4">Messenger</text:p>
              </table:table-cell>
              <table:table-cell>
                <text:p text:style-name="P4">GatePulseProcessorChain</text:p>
                <text:p text:style-name="P4">Messenger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5.998cm" svg:height="10.508cm" svg:x="1.64cm" svg:y="2.25cm">
          <table:table table:template-name="bl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2">
                <text:p text:style-name="P4">GateHit</text:p>
              </table:table-cell>
              <table:table-cell>
                <text:p text:style-name="P5"><text:span text:style-name="T1">GateCrystalHit</text:span></text:p>
              </table:table-cell>
              <table:table-cell/>
            </table:table-row>
            <table:table-row table:style-name="ro2" table:default-cell-style-name="ce1">
              <table:covered-table-cell/>
              <table:table-cell>
                <text:p text:style-name="P4">GatePulse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Hit : G4THitsCollection</text:p>
                <text:p text:style-name="P4">Digi : G4TDigitsCollection</text:p>
              </table:table-cell>
              <table:table-cell>
                <text:p text:style-name="P5"><text:span text:style-name="T1">G4THitsCollection</text:span></text:p>
              </table:table-cell>
              <table:table-cell/>
            </table:table-row>
            <table:table-row table:style-name="ro3" table:default-cell-style-name="ce1">
              <table:covered-table-cell/>
              <table:table-cell>
                <text:p text:style-name="P4">PulseList (:vector)</text:p>
              </table:table-cell>
              <table:table-cell/>
            </table:table-row>
            <table:table-row table:style-name="ro3" table:default-cell-style-name="ce2">
              <table:table-cell table:style-name="ce1" table:number-rows-spanned="2">
                <text:p text:style-name="P4">GateDigitizer</text:p>
                <text:p text:style-name="P4">G4VDigitizerModule </text:p>
              </table:table-cell>
              <table:table-cell>
                <text:p text:style-name="P5"><text:span text:style-name="T1">GateVPulseProcessor</text:span></text:p>
              </table:table-cell>
              <table:table-cell>
                <text:p text:style-name="P5">→ PulseAdder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4">HitCovertor</text:p>
              </table:table-cell>
              <table:table-cell/>
            </table:table-row>
            <table:table-row table:style-name="ro3" table:default-cell-style-name="ce1">
              <table:table-cell>
                <text:p text:style-name="P4">GateDigitizerModuleMessenger</text:p>
                <text:p text:style-name="P4">GateDigitizerMessenger</text:p>
              </table:table-cell>
              <table:table-cell/>
              <table:table-cell>
                <text:p text:style-name="P4">→ PulseAdderMessenger</text:p>
              </table:table-cell>
            </table:table-row>
            <table:table-row table:style-name="ro4" table:default-cell-style-name="ce1">
              <table:table-cell>
                <text:p text:style-name="P4">GateHitsProcessorChain</text:p>
              </table:table-cell>
              <table:table-cell>
                <text:p text:style-name="P4">GatePulseProcessorChain</text:p>
              </table:table-cell>
              <table:table-cell/>
            </table:table-row>
            <table:table-row table:style-name="ro4" table:default-cell-style-name="ce1">
              <table:table-cell>
                <text:p text:style-name="P4">GateHitsProcessorChain</text:p>
                <text:p text:style-name="P4">Messenger</text:p>
              </table:table-cell>
              <table:table-cell>
                <text:p text:style-name="P4">GatePulseProcessorChain</text:p>
                <text:p text:style-name="P4">Messenger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10.715cm" svg:x="1.4cm" svg:y="3.485cm" presentation:class="outline" presentation:user-transformed="true">
          <draw:text-box>
            <text:list text:style-name="L3">
              <text:list-item>
                <text:p>GateHitGND </text:p>
                <text:list>
                  <text:list-item>
                    <text:p>Add variables and methods from GatePulse</text:p>
                  </text:list-item>
                </text:list>
              </text:list-item>
              <text:list-item>
                <text:p>GateTHitsCollection</text:p>
                <text:list>
                  <text:list-item>
                    <text:p>Keep as a template class ?</text:p>
                  </text:list-item>
                  <text:list-item>
                    <text:p>Add methods from GatePulseList</text:p>
                  </text:list-item>
                </text:list>
              </text:list-item>
              <text:list-item>
                <text:p>GateVHitsProcessorGND (DigitizerModule??)</text:p>
                <text:list>
                  <text:list-item>
                    <text:p>Use of vectors and iterators ? (homogenity with other classes ?)</text:p>
                  </text:list-item>
                  <text:list-item>
                    <text:p>Add HitConvertor methods</text:p>
                  </text:list-item>
                  <text:list-item>
                    <text:p>ProcessHitsCollection() vs. ProcessOneHit(). Keep both or merge ?</text:p>
                  </text:list-item>
                  <text:list-item>
                    <text:p text:style-name="P7">Adapt this class to 32 real classes or other way around ? (pros and cons)</text:p>
                  </text:list-item>
                </text:list>
              </text:list-item>
              <text:list-item>
                <text:p>GateHitsProcessorGNDMessang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ateHitsProcessorChain and Messenger </text:p>
                <text:list>
                  <text:list-item>
                    <text:p>Adapt the messenger</text:p>
                  </text:list-item>
                  <text:list-item>
                    <text:p>Maybe change the name ? GateDigitizeModulesList ? <text:s/></text:p>
                  </text:list-item>
                  <text:list-item>
                    <text:p>In the messenger : all chain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0.601cm" svg:y="3.2cm" presentation:class="outline" presentation:user-transformed="true">
          <draw:text-box>
            <text:list text:style-name="L3">
              <text:list-item>
                <text:p>GateDigitizer </text:p>
                <text:list>
                  <text:list-item>
                    <text:p>merge some classes ? (FindHitsCollection, StoreHitsCollection?)</text:p>
                  </text:list-item>
                  <text:list-item>
                    <text:p>Aliases ? </text:p>
                  </text:list-item>
                  <text:list-item>
                    <text:p>Digitize() and DigitizePulses()</text:p>
                  </text:list-item>
                  <text:list-item>
                    <text:p>Clean methods and variables</text:p>
                  </text:list-item>
                </text:list>
              </text:list-item>
              <text:list-item>
                <text:p>Gate.cc </text:p>
                <text:list>
                  <text:list-item>
                    <text:p>Processor Chain «Singles » is defined in Gate.cc. Why 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To Do</text:p>
          </draw:text-box>
        </draw:frame>
        <draw:frame presentation:style-name="pr3" draw:text-style-name="P6" draw:layer="layout" svg:width="25.199cm" svg:height="9.134cm" svg:x="1.4cm" svg:y="3.585cm" presentation:class="outline" presentation:user-transformed="true">
          <draw:text-box>
            <text:list text:style-name="L3">
              <text:list-item>
                <text:p>GateAdderGND</text:p>
                <text:list>
                  <text:list-item>
                    <text:p>Move methods for centroid and enenrgy winner from GateHitGND</text:p>
                  </text:list-item>
                  <text:list-item>
                    <text:p>Think of compatibility with CC adder class (and maybe some other clases) </text:p>
                  </text:list-item>
                </text:list>
              </text:list-item>
              <text:list-item>
                <text:p>GateAdderGNDMessang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>
          <draw:text-box>
            <text:p>Modifications in classes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3">
              <text:list-item>
                <text:p>CrystalSD</text:p>
              </text:list-item>
              <text:list-item>
                <text:p>Digitizer</text:p>
              </text:list-item>
              <text:list-item>
                <text:p>OuptutMgr</text:p>
              </text:list-item>
              <text:list-item>
                <text:p>GateToDigi</text:p>
                <text:list>
                  <text:list-item>
                    <text:p>Digitizer is disabled </text:p>
                  </text:list-item>
                  <text:list-item>
                    <text:p>Verbose is commented</text:p>
                  </text:list-item>
                </text:list>
              </text:list-item>
              <text:list-item>
                <text:p>Actions</text:p>
              </text:list-item>
              <text:list-item>
                <text:p>Analysis</text:p>
              </text:list-item>
              <text:list-item>
                <text:p>GateToRoot</text:p>
              </text:list-item>
              <text:list-item>
                <text:p>GateRootDefs (in general)</text:p>
              </text:list-item>
              <text:list-item>
                <text:p>GateHitFileReader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3:09:23.939793999</meta:creation-date>
    <dc:date>2022-02-01T11:47:50.457295402</dc:date>
    <meta:editing-duration>P3DT15H5M51S</meta:editing-duration>
    <meta:editing-cycles>24</meta:editing-cycles>
    <meta:generator>LibreOffice/6.4.7.2$Linux_X86_64 LibreOffice_project/40$Build-2</meta:generator>
    <meta:document-statistic meta:object-count="61"/>
  </office:meta>
</office:document-meta>
</file>